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632cm" table:align="left"/>
    </style:style>
    <style:style style:name="Table1.A" style:family="table-column">
      <style:table-column-properties style:column-width="4.352cm"/>
    </style:style>
    <style:style style:name="Table1.B" style:family="table-column">
      <style:table-column-properties style:column-width="4.28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1.227cm" table:align="left"/>
    </style:style>
    <style:style style:name="Table2.A" style:family="table-column">
      <style:table-column-properties style:column-width="1.884cm"/>
    </style:style>
    <style:style style:name="Table2.B" style:family="table-column">
      <style:table-column-properties style:column-width="1.598cm"/>
    </style:style>
    <style:style style:name="Table2.C" style:family="table-column">
      <style:table-column-properties style:column-width="1.63cm"/>
    </style:style>
    <style:style style:name="Table2.D" style:family="table-column">
      <style:table-column-properties style:column-width="1.434cm"/>
    </style:style>
    <style:style style:name="Table2.E" style:family="table-column">
      <style:table-column-properties style:column-width="3.09cm"/>
    </style:style>
    <style:style style:name="Table2.F" style:family="table-column">
      <style:table-column-properties style:column-width="1.59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6.354cm" table:align="left"/>
    </style:style>
    <style:style style:name="Table3.A" style:family="table-column">
      <style:table-column-properties style:column-width="2.842cm"/>
    </style:style>
    <style:style style:name="Table3.B" style:family="table-column">
      <style:table-column-properties style:column-width="3.512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>
      <style:text-properties officeooo:rsid="0015a58a"/>
    </style:style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xcellent.<text:line-break/>Now we define the <text:span text:style-name="Strong_20_Emphasis">Complete Routing Map (All Portals) — Production-Grade Spec</text:span>.</text:p>
      <text:p text:style-name="Text_20_body">This is frontend architecture + middleware gating contract.<text:line-break/>It must be strict enough that Codex can generate React routing with guards.</text:p>
      <text:p text:style-name="Text_20_body">We define:</text:p>
      <text:list text:style-name="L14">
        <text:list-item>
          <text:p text:style-name="P17">Domain mapping</text:p>
        </text:list-item>
        <text:list-item>
          <text:p text:style-name="P17">Shared route guard rules</text:p>
        </text:list-item>
        <text:list-item>
          <text:p text:style-name="P17">Admin routes (with layer gating)</text:p>
        </text:list-item>
        <text:list-item>
          <text:p text:style-name="P17">Student routes</text:p>
        </text:list-item>
        <text:list-item>
          <text:p text:style-name="P17">Exam routes</text:p>
        </text:list-item>
        <text:list-item>
          <text:p text:style-name="P17">Vendor routes</text:p>
        </text:list-item>
        <text:list-item>
          <text:p text:style-name="P17">Route-level permission matrix</text:p>
        </text:list-item>
        <text:list-item>
          <text:p text:style-name="P17">Middleware enforcement flow</text:p>
        </text:list-item>
        <text:list-item>
          <text:p text:style-name="P17">Redirect logic</text:p>
        </text:list-item>
        <text:list-item>
          <text:p text:style-name="P17">Lazy loading structure</text:p>
        </text:list-item>
      </text:list>
      <text:p text:style-name="Horizontal_20_Line"/>
      <text:h text:style-name="Heading_20_1" text:outline-level="1">🌐 1️⃣ DOMAIN STRUCTURE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Domain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yourdomain.com</text:p>
          </table:table-cell>
          <table:table-cell table:style-name="Table1.A1" office:value-type="string">
            <text:p text:style-name="Table_20_Contents">Public marketing site</text:p>
          </table:table-cell>
        </table:table-row>
        <table:table-row>
          <table:table-cell table:style-name="Table1.A1" office:value-type="string">
            <text:p text:style-name="Table_20_Contents">portal.yourdomain.com</text:p>
          </table:table-cell>
          <table:table-cell table:style-name="Table1.A1" office:value-type="string">
            <text:p text:style-name="Table_20_Contents">Admin + Student portal</text:p>
          </table:table-cell>
        </table:table-row>
        <table:table-row>
          <table:table-cell table:style-name="Table1.A1" office:value-type="string">
            <text:p text:style-name="Table_20_Contents">exam.yourdomain.com</text:p>
          </table:table-cell>
          <table:table-cell table:style-name="Table1.A1" office:value-type="string">
            <text:p text:style-name="Table_20_Contents">Test execution engine</text:p>
          </table:table-cell>
        </table:table-row>
        <table:table-row>
          <table:table-cell table:style-name="Table1.A1" office:value-type="string">
            <text:p text:style-name="Table_20_Contents">vendor.yourdomain.com</text:p>
          </table:table-cell>
          <table:table-cell table:style-name="Table1.A1" office:value-type="string">
            <text:p text:style-name="Table_20_Contents">Vendor dashboard</text:p>
          </table:table-cell>
        </table:table-row>
      </table:table>
      <text:p text:style-name="Text_20_body">Director (L3) stays inside Admin portal under <text:span text:style-name="Source_20_Text">/admin/governance</text:span>.</text:p>
      <text:p text:style-name="Horizontal_20_Line"/>
      <text:h text:style-name="Heading_20_1" text:outline-level="1">🔐 2️⃣ GLOBAL ROUTE GUARD RULES</text:h>
      <text:p text:style-name="Text_20_body">Every protected route must check:</text:p>
      <text:list text:style-name="L15">
        <text:list-item>
          <text:p text:style-name="P18">User authenticated?</text:p>
        </text:list-item>
        <text:list-item>
          <text:p text:style-name="P18">Role allowed?</text:p>
        </text:list-item>
        <text:list-item>
          <text:p text:style-name="P18">License layer sufficient?</text:p>
        </text:list-item>
        <text:list-item>
          <text:p text:style-name="P18">Institute active?</text:p>
        </text:list-item>
        <text:list-item>
          <text:p text:style-name="P18">Not suspended?</text:p>
        </text:list-item>
      </text:list>
      <text:p text:style-name="Text_20_body">If any fail → redirect to <text:span text:style-name="Source_20_Text">/login</text:span> or <text:span text:style-name="Source_20_Text">/unauthorized</text:span>.</text:p>
      <text:p text:style-name="Horizontal_20_Line"><text:soft-page-break/></text:p>
      <text:h text:style-name="Heading_20_1" text:outline-level="1">🏢 3️⃣ ADMIN PORTAL ROUTES</text:h>
      <text:p text:style-name="Text_20_body">Base:</text:p>
      <text:p text:style-name="P1"><text:span text:style-name="Source_20_Text">portal.yourdomain.com/admin/*</text:span></text:p>
      <text:p text:style-name="Horizontal_20_Line"/>
      <text:h text:style-name="Heading_20_2" text:outline-level="2">🏠 /admin/overview</text:h>
      <text:p text:style-name="Text_20_body">Visible:</text:p>
      <text:list text:style-name="L16">
        <text:list-item>
          <text:p text:style-name="P19">admin</text:p>
        </text:list-item>
        <text:list-item>
          <text:p text:style-name="P19">teacher</text:p>
        </text:list-item>
        <text:list-item>
          <text:p text:style-name="P19">director</text:p>
        </text:list-item>
      </text:list>
      <text:p text:style-name="Text_20_body">Layer-aware rendering inside page.</text:p>
      <text:p text:style-name="Horizontal_20_Line"/>
      <text:h text:style-name="Heading_20_2" text:outline-level="2">👥 /admin/students</text:h>
      <text:p text:style-name="Text_20_body">Visible:</text:p>
      <text:list text:style-name="L17">
        <text:list-item>
          <text:p text:style-name="P20">admin</text:p>
        </text:list-item>
        <text:list-item>
          <text:p text:style-name="P20">teacher</text:p>
        </text:list-item>
      </text:list>
      <text:p text:style-name="Text_20_body">Director ❌ (read-only governance instead)</text:p>
      <text:p text:style-name="Text_20_body">Subroutes:</text:p>
      <text:p text:style-name="Preformatted_20_Text"><text:span text:style-name="Source_20_Text">/admin/students</text:span></text:p>
      <text:p text:style-name="Preformatted_20_Text"><text:span text:style-name="Source_20_Text">/admin/students/list</text:span></text:p>
      <text:p text:style-name="Preformatted_20_Text"><text:span text:style-name="Source_20_Text">/admin/students/bulk-upload</text:span></text:p>
      <text:p text:style-name="Preformatted_20_Text"><text:span text:style-name="Source_20_Text">/admin/students/lifecycle</text:span></text:p>
      <text:p text:style-name="Preformatted_20_Text"><text:span text:style-name="Source_20_Text">/admin/students/batches</text:span></text:p>
      <text:p text:style-name="Preformatted_20_Text"><text:span text:style-name="Source_20_Text">/admin/students/archive</text:span></text:p>
      <text:p text:style-name="P1"><text:span text:style-name="Source_20_Text">/admin/students/{studentId}</text:span></text:p>
      <text:p text:style-name="Horizontal_20_Line"/>
      <text:h text:style-name="Heading_20_2" text:outline-level="2">📚 /admin/tests</text:h>
      <text:p text:style-name="Text_20_body">Visible:</text:p>
      <text:list text:style-name="L18">
        <text:list-item>
          <text:p text:style-name="P21">admin</text:p>
        </text:list-item>
        <text:list-item>
          <text:p text:style-name="P21">teacher</text:p>
        </text:list-item>
      </text:list>
      <text:p text:style-name="Text_20_body">Subroutes:</text:p>
      <text:p text:style-name="Preformatted_20_Text"><text:span text:style-name="Source_20_Text">/admin/tests</text:span></text:p>
      <text:p text:style-name="Preformatted_20_Text"><text:span text:style-name="Source_20_Text">/admin/tests/create</text:span></text:p>
      <text:p text:style-name="Preformatted_20_Text"><text:soft-page-break/><text:span text:style-name="Source_20_Text">/admin/tests/{testId}</text:span></text:p>
      <text:p text:style-name="P1"><text:span text:style-name="Source_20_Text">/admin/tests/analytics/{testId}</text:span></text:p>
      <text:p text:style-name="Horizontal_20_Line"/>
      <text:h text:style-name="Heading_20_2" text:outline-level="2">📌 /admin/assignments</text:h>
      <text:p text:style-name="Text_20_body">Visible:</text:p>
      <text:list text:style-name="L19">
        <text:list-item>
          <text:p text:style-name="P22">admin</text:p>
        </text:list-item>
        <text:list-item>
          <text:p text:style-name="P22">teacher</text:p>
        </text:list-item>
      </text:list>
      <text:p text:style-name="Text_20_body">Subroutes:</text:p>
      <text:p text:style-name="Preformatted_20_Text"><text:span text:style-name="Source_20_Text">/admin/assignments</text:span></text:p>
      <text:p text:style-name="Preformatted_20_Text"><text:span text:style-name="Source_20_Text">/admin/assignments/create</text:span></text:p>
      <text:p text:style-name="P1"><text:span text:style-name="Source_20_Text">/admin/assignments/live/{runId}</text:span></text:p>
      <text:p text:style-name="Horizontal_20_Line"/>
      <text:h text:style-name="Heading_20_2" text:outline-level="2">📊 /admin/analytics</text:h>
      <text:p text:style-name="Text_20_body">Visible:</text:p>
      <text:list text:style-name="L20">
        <text:list-item>
          <text:p text:style-name="P23">admin</text:p>
        </text:list-item>
        <text:list-item>
          <text:p text:style-name="P23">teacher</text:p>
        </text:list-item>
        <text:list-item>
          <text:p text:style-name="P23">director</text:p>
        </text:list-item>
      </text:list>
      <text:p text:style-name="Text_20_body">Subroutes:</text:p>
      <text:p text:style-name="Preformatted_20_Text"><text:span text:style-name="Source_20_Text">/admin/analytics/overview</text:span></text:p>
      <text:p text:style-name="Preformatted_20_Text"><text:span text:style-name="Source_20_Text">/admin/analytics/run/{runId}</text:span></text:p>
      <text:p text:style-name="Preformatted_20_Text"><text:span text:style-name="Source_20_Text">/admin/analytics/student/{studentId}</text:span></text:p>
      <text:p text:style-name="Preformatted_20_Text"><text:span text:style-name="Source_20_Text">/admin/analytics/template/{testId}</text:span></text:p>
      <text:p text:style-name="P1"><text:span text:style-name="Source_20_Text">/admin/analytics/trends</text:span></text:p>
      <text:p text:style-name="Horizontal_20_Line"/>
      <text:h text:style-name="Heading_20_2" text:outline-level="2">🧠 /admin/insights</text:h>
      <text:p text:style-name="Text_20_body">Visible:</text:p>
      <text:list text:style-name="L21">
        <text:list-item>
          <text:p text:style-name="P24">admin</text:p>
        </text:list-item>
        <text:list-item>
          <text:p text:style-name="P24">teacher</text:p>
        </text:list-item>
        <text:list-item>
          <text:p text:style-name="P24">director (read-only advanced view)</text:p>
        </text:list-item>
      </text:list>
      <text:p text:style-name="Text_20_body">Subroutes:</text:p>
      <text:p text:style-name="Preformatted_20_Text"><text:span text:style-name="Source_20_Text">/admin/insights/risk</text:span></text:p>
      <text:p text:style-name="Preformatted_20_Text"><text:span text:style-name="Source_20_Text">/admin/insights/student/{studentId}</text:span></text:p>
      <text:p text:style-name="Preformatted_20_Text"><text:span text:style-name="Source_20_Text">/admin/insights/patterns</text:span></text:p>
      <text:p text:style-name="Preformatted_20_Text"><text:span text:style-name="Source_20_Text">/admin/insights/interventions</text:span></text:p>
      <text:p text:style-name="P1"><text:span text:style-name="Source_20_Text">/admin/insights/execution</text:span></text:p>
      <text:p text:style-name="Text_20_body"><text:soft-page-break/>Layer gating:</text:p>
      <text:list text:style-name="L22">
        <text:list-item>
          <text:p text:style-name="P25">L1+: basic</text:p>
        </text:list-item>
        <text:list-item>
          <text:p text:style-name="P25">L2+: execution</text:p>
        </text:list-item>
        <text:list-item>
          <text:p text:style-name="P25">L3: same as L2</text:p>
        </text:list-item>
      </text:list>
      <text:p text:style-name="Horizontal_20_Line"/>
      <text:h text:style-name="Heading_20_2" text:outline-level="2">🏛 /admin/governance (L3 only)</text:h>
      <text:p text:style-name="Text_20_body">Visible:</text:p>
      <text:list text:style-name="L23">
        <text:list-item>
          <text:p text:style-name="P26">director only</text:p>
        </text:list-item>
        <text:list-item>
          <text:p text:style-name="P26">licenseLayer must be L3</text:p>
        </text:list-item>
      </text:list>
      <text:p text:style-name="Text_20_body">Subroutes:</text:p>
      <text:p text:style-name="Preformatted_20_Text"><text:span text:style-name="Source_20_Text">/admin/governance/stability</text:span></text:p>
      <text:p text:style-name="Preformatted_20_Text"><text:span text:style-name="Source_20_Text">/admin/governance/integrity</text:span></text:p>
      <text:p text:style-name="Preformatted_20_Text"><text:span text:style-name="Source_20_Text">/admin/governance/override-audit</text:span></text:p>
      <text:p text:style-name="Preformatted_20_Text"><text:span text:style-name="Source_20_Text">/admin/governance/batch-risk</text:span></text:p>
      <text:p text:style-name="Preformatted_20_Text"><text:span text:style-name="Source_20_Text">/admin/governance/trends</text:span></text:p>
      <text:p text:style-name="P1"><text:span text:style-name="Source_20_Text">/admin/governance/reports</text:span></text:p>
      <text:p text:style-name="Text_20_body">Hard guard:<text:line-break/>If not L3 → redirect to <text:span text:style-name="Source_20_Text">/admin/overview</text:span></text:p>
      <text:p text:style-name="Horizontal_20_Line"/>
      <text:h text:style-name="Heading_20_2" text:outline-level="2">⚙ /admin/settings</text:h>
      <text:p text:style-name="Text_20_body">Visible:</text:p>
      <text:list text:style-name="L24">
        <text:list-item>
          <text:p text:style-name="P27">admin only</text:p>
        </text:list-item>
      </text:list>
      <text:p text:style-name="Text_20_body">Subroutes:</text:p>
      <text:p text:style-name="Preformatted_20_Text"><text:span text:style-name="Source_20_Text">/admin/settings/profile</text:span></text:p>
      <text:p text:style-name="Preformatted_20_Text"><text:span text:style-name="Source_20_Text">/admin/settings/academic-year</text:span></text:p>
      <text:p text:style-name="Preformatted_20_Text"><text:span text:style-name="Source_20_Text">/admin/settings/execution-policy</text:span></text:p>
      <text:p text:style-name="Preformatted_20_Text"><text:span text:style-name="Source_20_Text">/admin/settings/users</text:span></text:p>
      <text:p text:style-name="Preformatted_20_Text"><text:span text:style-name="Source_20_Text">/admin/settings/security</text:span></text:p>
      <text:p text:style-name="Preformatted_20_Text"><text:span text:style-name="Source_20_Text">/admin/settings/data</text:span></text:p>
      <text:p text:style-name="P1"><text:span text:style-name="Source_20_Text">/admin/settings/system</text:span></text:p>
      <text:p text:style-name="Horizontal_20_Line"/>
      <text:h text:style-name="Heading_20_2" text:outline-level="2">💳 /admin/licensing</text:h>
      <text:p text:style-name="Text_20_body">Visible:</text:p>
      <text:list text:style-name="L25">
        <text:list-item>
          <text:p text:style-name="P28">admin</text:p>
        </text:list-item>
        <text:list-item>
          <text:p text:style-name="P28">director (read-only)</text:p>
        </text:list-item>
      </text:list>
      <text:p text:style-name="Text_20_body">Subroutes:</text:p>
      <text:p text:style-name="Preformatted_20_Text"><text:soft-page-break/><text:span text:style-name="Source_20_Text">/admin/licensing/current</text:span></text:p>
      <text:p text:style-name="Preformatted_20_Text"><text:span text:style-name="Source_20_Text">/admin/licensing/features</text:span></text:p>
      <text:p text:style-name="Preformatted_20_Text"><text:span text:style-name="Source_20_Text">/admin/licensing/eligibility</text:span></text:p>
      <text:p text:style-name="Preformatted_20_Text"><text:span text:style-name="Source_20_Text">/admin/licensing/usage</text:span></text:p>
      <text:p text:style-name="P1"><text:span text:style-name="Source_20_Text">/admin/licensing/history</text:span></text:p>
      <text:p text:style-name="Text_20_body">Admin cannot modify license.</text:p>
      <text:p text:style-name="Horizontal_20_Line"/>
      <text:h text:style-name="Heading_20_1" text:outline-level="1">🎓 4️⃣ STUDENT PORTAL ROUTES</text:h>
      <text:p text:style-name="Text_20_body">Base:</text:p>
      <text:p text:style-name="P1"><text:span text:style-name="Source_20_Text">portal.yourdomain.com/student/*</text:span></text:p>
      <text:p text:style-name="Text_20_body">Role required:</text:p>
      <text:list text:style-name="L26">
        <text:list-item>
          <text:p text:style-name="P29">student</text:p>
        </text:list-item>
      </text:list>
      <text:p text:style-name="Horizontal_20_Line"/>
      <text:h text:style-name="Heading_20_2" text:outline-level="2">🏠 /student/dashboard</text:h>
      <text:p text:style-name="Text_20_body">Motivational summary view.</text:p>
      <text:p text:style-name="Horizontal_20_Line"/>
      <text:h text:style-name="Heading_20_2" text:outline-level="2">📌 /student/my-tests</text:h>
      <text:p text:style-name="Text_20_body">Subroutes:</text:p>
      <text:p text:style-name="Preformatted_20_Text"><text:span text:style-name="Source_20_Text">/student/my-tests</text:span></text:p>
      <text:p text:style-name="Preformatted_20_Text"><text:span text:style-name="Source_20_Text">/student/my-tests/completed</text:span></text:p>
      <text:p text:style-name="P1"><text:span text:style-name="Source_20_Text">/student/my-tests/archived</text:span></text:p>
      <text:p text:style-name="Horizontal_20_Line"/>
      <text:h text:style-name="Heading_20_2" text:outline-level="2">📈 /student/performance</text:h>
      <text:p text:style-name="Text_20_body">Subroutes:</text:p>
      <text:p text:style-name="Preformatted_20_Text"><text:span text:style-name="Source_20_Text">/student/performance</text:span></text:p>
      <text:p text:style-name="P1"><text:span text:style-name="Source_20_Text">/student/performance/{testId}</text:span></text:p>
      <text:p text:style-name="Horizontal_20_Line"/>
      <text:h text:style-name="Heading_20_2" text:outline-level="2">🧠 /student/insights (L1+)</text:h>
      <text:p text:style-name="Text_20_body">Hidden if L0.</text:p>
      <text:p text:style-name="Horizontal_20_Line"/>
      <text:h text:style-name="Heading_20_2" text:outline-level="2"><text:soft-page-break/>🧭 /student/discipline (L2+)</text:h>
      <text:p text:style-name="Text_20_body">Hidden if &lt; L2.</text:p>
      <text:p text:style-name="Horizontal_20_Line"/>
      <text:h text:style-name="Heading_20_2" text:outline-level="2">👤 /student/profile</text:h>
      <text:p text:style-name="Text_20_body">Basic info only.</text:p>
      <text:p text:style-name="Horizontal_20_Line"/>
      <text:h text:style-name="Heading_20_1" text:outline-level="1">🧪 5️⃣ EXAM PORTAL ROUTES</text:h>
      <text:p text:style-name="Text_20_body">Base:</text:p>
      <text:p text:style-name="P1"><text:span text:style-name="Source_20_Text">exam.yourdomain.com</text:span></text:p>
      <text:p text:style-name="Horizontal_20_Line"/>
      <text:h text:style-name="Heading_20_2" text:outline-level="2">📝 /session/{sessionId}</text:h>
      <text:p text:style-name="Text_20_body">Only valid route.</text:p>
      <text:p text:style-name="Text_20_body">Flow:</text:p>
      <text:list text:style-name="L27">
        <text:list-item>
          <text:p text:style-name="P30">Token validated</text:p>
        </text:list-item>
        <text:list-item>
          <text:p text:style-name="P30">Session loaded</text:p>
        </text:list-item>
        <text:list-item>
          <text:p text:style-name="P30">Snapshot template loaded</text:p>
        </text:list-item>
        <text:list-item>
          <text:p text:style-name="P30">Execution engine initialized</text:p>
        </text:list-item>
      </text:list>
      <text:p text:style-name="Text_20_body">Invalid token → redirect to student portal.</text:p>
      <text:p text:style-name="Horizontal_20_Line"/>
      <text:h text:style-name="Heading_20_1" text:outline-level="1">🏢 6️⃣ VENDOR PORTAL ROUTES</text:h>
      <text:p text:style-name="Text_20_body">Base:</text:p>
      <text:p text:style-name="P1"><text:span text:style-name="Source_20_Text">vendor.yourdomain.com/vendor/*</text:span></text:p>
      <text:p text:style-name="Text_20_body">Role required:</text:p>
      <text:list text:style-name="L28">
        <text:list-item>
          <text:p text:style-name="P31">vendor</text:p>
        </text:list-item>
      </text:list>
      <text:p text:style-name="Horizontal_20_Line"/>
      <text:h text:style-name="Heading_20_2" text:outline-level="2">📊 /vendor/overview</text:h>
      <text:p text:style-name="Text_20_body">System-wide metrics.</text:p>
      <text:p text:style-name="Horizontal_20_Line"/>
      <text:h text:style-name="Heading_20_2" text:outline-level="2"><text:soft-page-break/>🏫 /vendor/institutes</text:h>
      <text:p text:style-name="Text_20_body">Subroutes:</text:p>
      <text:p text:style-name="Preformatted_20_Text"><text:span text:style-name="Source_20_Text">/vendor/institutes</text:span></text:p>
      <text:p text:style-name="P1"><text:span text:style-name="Source_20_Text">/vendor/institutes/{instituteId}</text:span></text:p>
      <text:p text:style-name="Horizontal_20_Line"/>
      <text:h text:style-name="Heading_20_2" text:outline-level="2">💳 /vendor/licensing</text:h>
      <text:p text:style-name="Text_20_body">Manage license changes.</text:p>
      <text:p text:style-name="Horizontal_20_Line"/>
      <text:h text:style-name="Heading_20_2" text:outline-level="2">🎛 /vendor/calibration</text:h>
      <text:p text:style-name="Text_20_body">Subroutes:</text:p>
      <text:p text:style-name="Preformatted_20_Text"><text:span text:style-name="Source_20_Text">/vendor/calibration</text:span></text:p>
      <text:p text:style-name="Preformatted_20_Text"><text:span text:style-name="Source_20_Text">/vendor/calibration/simulate</text:span></text:p>
      <text:p text:style-name="P1"><text:span text:style-name="Source_20_Text">/vendor/calibration/history</text:span></text:p>
      <text:p text:style-name="Text_20_body">Simulation engine here.</text:p>
      <text:p text:style-name="Horizontal_20_Line"/>
      <text:h text:style-name="Heading_20_2" text:outline-level="2">🧠 /vendor/intelligence</text:h>
      <text:p text:style-name="Text_20_body">Global behavior trends across institutes.</text:p>
      <text:p text:style-name="Horizontal_20_Line"/>
      <text:h text:style-name="Heading_20_2" text:outline-level="2">💰 /vendor/revenue</text:h>
      <text:p text:style-name="Text_20_body">Billing metrics.</text:p>
      <text:p text:style-name="Horizontal_20_Line"/>
      <text:h text:style-name="Heading_20_2" text:outline-level="2">🩺 /vendor/system-health</text:h>
      <text:p text:style-name="Text_20_body">Firestore usage<text:line-break/>Cloud Function usage<text:line-break/>Error logs</text:p>
      <text:p text:style-name="Horizontal_20_Line"/>
      <text:h text:style-name="Heading_20_2" text:outline-level="2">📜 /vendor/audit</text:h>
      <text:p text:style-name="Text_20_body">Full audit log viewer.</text:p>
      <text:p text:style-name="Horizontal_20_Line"/>
      <text:h text:style-name="Heading_20_1" text:outline-level="1"><text:soft-page-break/>🧭 7️⃣ ROUTE PERMISSION MATRIX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Table_20_Heading">Route</text:p>
            </table:table-cell>
            <table:table-cell table:style-name="Table2.A1" office:value-type="string">
              <text:p text:style-name="Table_20_Heading">Student</text:p>
            </table:table-cell>
            <table:table-cell table:style-name="Table2.A1" office:value-type="string">
              <text:p text:style-name="Table_20_Heading">Teacher</text:p>
            </table:table-cell>
            <table:table-cell table:style-name="Table2.A1" office:value-type="string">
              <text:p text:style-name="Table_20_Heading">Admin</text:p>
            </table:table-cell>
            <table:table-cell table:style-name="Table2.A1" office:value-type="string">
              <text:p text:style-name="Table_20_Heading">Director</text:p>
            </table:table-cell>
            <table:table-cell table:style-name="Table2.A1" office:value-type="string">
              <text:p text:style-name="Table_20_Heading">Vendor</text:p>
            </table:table-cell>
          </table:table-row>
        </table:table-header-rows>
        <table:table-row>
          <table:table-cell table:style-name="Table2.A1" office:value-type="string">
            <text:p text:style-name="Table_20_Contents">/admin/*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Partial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Governance only</text:p>
          </table:table-cell>
          <table:table-cell table:style-name="Table2.A1" office:value-type="string">
            <text:p text:style-name="Table_20_Contents">❌</text:p>
          </table:table-cell>
        </table:table-row>
        <table:table-row>
          <table:table-cell table:style-name="Table2.A1" office:value-type="string">
            <text:p text:style-name="Table_20_Contents">/student/*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</table:table-row>
        <table:table-row>
          <table:table-cell table:style-name="Table2.A1" office:value-type="string">
            <text:p text:style-name="Table_20_Contents">/session/*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</table:table-row>
        <table:table-row>
          <table:table-cell table:style-name="Table2.A1" office:value-type="string">
            <text:p text:style-name="Table_20_Contents">/vendor/*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✔</text:p>
          </table:table-cell>
        </table:table-row>
      </table:table>
      <text:p text:style-name="Horizontal_20_Line"/>
      <text:h text:style-name="Heading_20_1" text:outline-level="1">🧠 8️⃣ ROUTE GUARD MIDDLEWARE FLOW (React)</text:h>
      <text:p text:style-name="Text_20_body">Pseudo:</text:p>
      <text:p text:style-name="Preformatted_20_Text"><text:span text:style-name="Source_20_Text">if (!authenticated) redirect("/login")</text:span></text:p>
      <text:p text:style-name="Preformatted_20_Text"/>
      <text:p text:style-name="Preformatted_20_Text"><text:span text:style-name="Source_20_Text">if (route.startsWith("/admin") &amp;&amp; role not allowed)</text:span></text:p>
      <text:p text:style-name="Preformatted_20_Text"><text:span text:style-name="Source_20_Text"><text:s text:c="4"/>redirect("/unauthorized")</text:span></text:p>
      <text:p text:style-name="Preformatted_20_Text"/>
      <text:p text:style-name="Preformatted_20_Text"><text:span text:style-name="Source_20_Text">if (route == "/admin/governance" &amp;&amp; licenseLayer != "L3")</text:span></text:p>
      <text:p text:style-name="Preformatted_20_Text"><text:span text:style-name="Source_20_Text"><text:s text:c="4"/>redirect("/admin/overview")</text:span></text:p>
      <text:p text:style-name="Preformatted_20_Text"/>
      <text:p text:style-name="Preformatted_20_Text"><text:span text:style-name="Source_20_Text">if (route.startsWith("/student") &amp;&amp; role != "student")</text:span></text:p>
      <text:p text:style-name="Preformatted_20_Text"><text:span text:style-name="Source_20_Text"><text:s text:c="4"/>redirect("/unauthorized")</text:span></text:p>
      <text:p text:style-name="Preformatted_20_Text"/>
      <text:p text:style-name="Preformatted_20_Text"><text:span text:style-name="Source_20_Text">if (route.startsWith("/vendor") &amp;&amp; role != "vendor")</text:span></text:p>
      <text:p text:style-name="P1"><text:span text:style-name="Source_20_Text"><text:s text:c="4"/>redirect("/unauthorized")</text:span></text:p>
      <text:p text:style-name="Horizontal_20_Line"/>
      <text:h text:style-name="Heading_20_1" text:outline-level="1">🔄 9️⃣ REDIRECT LOGIC</text:h>
      <text:p text:style-name="Text_20_body">After login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Role</text:p>
            </table:table-cell>
            <table:table-cell table:style-name="Table3.A1" office:value-type="string">
              <text:p text:style-name="Table_20_Heading">Redirect</text:p>
            </table:table-cell>
          </table:table-row>
        </table:table-header-rows>
        <table:table-row>
          <table:table-cell table:style-name="Table3.A1" office:value-type="string">
            <text:p text:style-name="Table_20_Contents">Student</text:p>
          </table:table-cell>
          <table:table-cell table:style-name="Table3.A1" office:value-type="string">
            <text:p text:style-name="Table_20_Contents">/student/dashboard</text:p>
          </table:table-cell>
        </table:table-row>
        <table:table-row>
          <table:table-cell table:style-name="Table3.A1" office:value-type="string">
            <text:p text:style-name="Table_20_Contents">Teacher/Admin</text:p>
          </table:table-cell>
          <table:table-cell table:style-name="Table3.A1" office:value-type="string">
            <text:p text:style-name="Table_20_Contents">/admin/overview</text:p>
          </table:table-cell>
        </table:table-row>
        <table:table-row>
          <table:table-cell table:style-name="Table3.A1" office:value-type="string">
            <text:p text:style-name="Table_20_Contents">Director</text:p>
          </table:table-cell>
          <table:table-cell table:style-name="Table3.A1" office:value-type="string">
            <text:p text:style-name="Table_20_Contents">/admin/governance</text:p>
          </table:table-cell>
        </table:table-row>
        <table:table-row>
          <table:table-cell table:style-name="Table3.A1" office:value-type="string">
            <text:p text:style-name="Table_20_Contents">Vendor</text:p>
          </table:table-cell>
          <table:table-cell table:style-name="Table3.A1" office:value-type="string">
            <text:p text:style-name="Table_20_Contents">/vendor/overview</text:p>
          </table:table-cell>
        </table:table-row>
      </table:table>
      <text:p text:style-name="Horizontal_20_Line"/>
      <text:h text:style-name="Heading_20_1" text:outline-level="1">⚡ 10️⃣ PERFORMANCE STRATEGY</text:h>
      <text:list text:style-name="L29">
        <text:list-item>
          <text:p text:style-name="P32">Lazy-load routes</text:p>
        </text:list-item>
        <text:list-item>
          <text:p text:style-name="P32">Split vendor build separately</text:p>
        </text:list-item>
        <text:list-item>
          <text:p text:style-name="P32">Split exam portal separately</text:p>
        </text:list-item>
        <text:list-item>
          <text:p text:style-name="P32">Use code-splitting per module</text:p>
        </text:list-item>
      </text:list>
      <text:p text:style-name="Text_20_body"><text:soft-page-break/>Example:</text:p>
      <text:p text:style-name="P1"><text:span text:style-name="Source_20_Text">const GovernancePage = lazy(() =&gt; import('./GovernancePage'));</text:span></text:p>
      <text:p text:style-name="Horizontal_20_Line"/>
      <text:h text:style-name="Heading_20_1" text:outline-level="1">🧱 11️⃣ FOLDER STRUCTURE FOR CODE GENERATION</text:h>
      <text:p text:style-name="Text_20_body">React structure:</text:p>
      <text:p text:style-name="Preformatted_20_Text"><text:span text:style-name="Source_20_Text">src/</text:span></text:p>
      <text:p text:style-name="Preformatted_20_Text"><text:span text:style-name="Source_20_Text"><text:s text:c="2"/>admin/</text:span></text:p>
      <text:p text:style-name="Preformatted_20_Text"><text:span text:style-name="Source_20_Text"><text:s text:c="4"/>overview/</text:span></text:p>
      <text:p text:style-name="Preformatted_20_Text"><text:span text:style-name="Source_20_Text"><text:s text:c="4"/>students/</text:span></text:p>
      <text:p text:style-name="Preformatted_20_Text"><text:span text:style-name="Source_20_Text"><text:s text:c="4"/>tests/</text:span></text:p>
      <text:p text:style-name="Preformatted_20_Text"><text:span text:style-name="Source_20_Text"><text:s text:c="4"/>assignments/</text:span></text:p>
      <text:p text:style-name="Preformatted_20_Text"><text:span text:style-name="Source_20_Text"><text:s text:c="4"/>analytics/</text:span></text:p>
      <text:p text:style-name="Preformatted_20_Text"><text:span text:style-name="Source_20_Text"><text:s text:c="4"/>insights/</text:span></text:p>
      <text:p text:style-name="Preformatted_20_Text"><text:span text:style-name="Source_20_Text"><text:s text:c="4"/>governance/</text:span></text:p>
      <text:p text:style-name="Preformatted_20_Text"><text:span text:style-name="Source_20_Text"><text:s text:c="4"/>settings/</text:span></text:p>
      <text:p text:style-name="Preformatted_20_Text"><text:span text:style-name="Source_20_Text"><text:s text:c="4"/>licensing/</text:span></text:p>
      <text:p text:style-name="Preformatted_20_Text"><text:span text:style-name="Source_20_Text"><text:s text:c="2"/>student/</text:span></text:p>
      <text:p text:style-name="Preformatted_20_Text"><text:span text:style-name="Source_20_Text"><text:s text:c="4"/>dashboard/</text:span></text:p>
      <text:p text:style-name="Preformatted_20_Text"><text:span text:style-name="Source_20_Text"><text:s text:c="4"/>myTests/</text:span></text:p>
      <text:p text:style-name="Preformatted_20_Text"><text:span text:style-name="Source_20_Text"><text:s text:c="4"/>performance/</text:span></text:p>
      <text:p text:style-name="Preformatted_20_Text"><text:span text:style-name="Source_20_Text"><text:s text:c="4"/>insights/</text:span></text:p>
      <text:p text:style-name="Preformatted_20_Text"><text:span text:style-name="Source_20_Text"><text:s text:c="4"/>discipline/</text:span></text:p>
      <text:p text:style-name="Preformatted_20_Text"><text:span text:style-name="Source_20_Text"><text:s text:c="2"/>exam/</text:span></text:p>
      <text:p text:style-name="Preformatted_20_Text"><text:span text:style-name="Source_20_Text"><text:s text:c="4"/>session/</text:span></text:p>
      <text:p text:style-name="Preformatted_20_Text"><text:span text:style-name="Source_20_Text"><text:s text:c="2"/>vendor/</text:span></text:p>
      <text:p text:style-name="Preformatted_20_Text"><text:span text:style-name="Source_20_Text"><text:s text:c="4"/>overview/</text:span></text:p>
      <text:p text:style-name="Preformatted_20_Text"><text:span text:style-name="Source_20_Text"><text:s text:c="4"/>institutes/</text:span></text:p>
      <text:p text:style-name="Preformatted_20_Text"><text:span text:style-name="Source_20_Text"><text:s text:c="4"/>licensing/</text:span></text:p>
      <text:p text:style-name="Preformatted_20_Text"><text:span text:style-name="Source_20_Text"><text:s text:c="4"/>calibration/</text:span></text:p>
      <text:p text:style-name="Preformatted_20_Text"><text:span text:style-name="Source_20_Text"><text:s text:c="4"/>intelligence/</text:span></text:p>
      <text:p text:style-name="Preformatted_20_Text"><text:span text:style-name="Source_20_Text"><text:s text:c="4"/>revenue/</text:span></text:p>
      <text:p text:style-name="Preformatted_20_Text"><text:span text:style-name="Source_20_Text"><text:s text:c="4"/>systemHealth/</text:span></text:p>
      <text:p text:style-name="Preformatted_20_Text"><text:span text:style-name="Source_20_Text"><text:s text:c="4"/>audit/</text:span></text:p>
      <text:p text:style-name="Preformatted_20_Text"><text:span text:style-name="Source_20_Text"><text:s text:c="2"/>shared/</text:span></text:p>
      <text:p text:style-name="Preformatted_20_Text"><text:span text:style-name="Source_20_Text"><text:s text:c="4"/>components/</text:span></text:p>
      <text:p text:style-name="Preformatted_20_Text"><text:span text:style-name="Source_20_Text"><text:s text:c="4"/>guards/</text:span></text:p>
      <text:p text:style-name="P1"><text:span text:style-name="Source_20_Text"><text:s text:c="4"/>hooks/</text:span></text:p>
      <text:p text:style-name="Text_20_body">Codex can generate this cleanly.</text:p>
      <text:p text:style-name="Horizontal_20_Line"/>
      <text:h text:style-name="Heading_20_1" text:outline-level="1">🎯 FINAL ROUTING MAP SUMMARY</text:h>
      <text:p text:style-name="Text_20_body">You now have:</text:p>
      <text:p text:style-name="Text_20_body">✔ Full Admin route tree<text:line-break/>✔ Student route tree<text:line-break/>✔ Exam route<text:line-break/>✔ Vendor route tree<text:line-break/><text:soft-page-break/>✔ Role guards<text:line-break/>✔ License guards<text:line-break/>✔ L3 isolation<text:line-break/>✔ Middleware spec<text:line-break/>✔ Redirect logic<text:line-break/>✔ Lazy loading strategy<text:line-break/>✔ Folder blueprint</text:p>
      <text:p text:style-name="Text_20_body">This is production-grade routing architecture.</text:p>
      <text:p text:style-name="Horizontal_20_Line"/>
      <text:p text:style-name="Text_20_body">Next logical engineering layer:</text:p>
      <text:p text:style-name="Text_20_body">🔁 <text:span text:style-name="Strong_20_Emphasis">Cloud Function Trigger Flow (Full Event Architecture)</text:span></text:p>
      <text:p text:style-name="Text_20_body">This is the core execution engine.</text:p>
      <text:p text:style-name="Text_20_body">Shall we proceed?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2-28T21:52:11.598694354</dc:date>
    <meta:editing-duration>PT14M12S</meta:editing-duration>
    <meta:editing-cycles>6</meta:editing-cycles>
    <meta:generator>LibreOffice/24.2.7.2$Linux_X86_64 LibreOffice_project/420$Build-2</meta:generator>
    <meta:document-statistic meta:table-count="3" meta:image-count="0" meta:object-count="0" meta:page-count="10" meta:paragraph-count="296" meta:word-count="688" meta:character-count="5795" meta:non-whitespace-character-count="5320"/>
  </office:meta>
</office:document-meta>
</file>